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D51480EAAAAC425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7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3194ca" draw:fill="none" draw:textarea-vertical-align="middle"/>
    </style:style>
    <style:style style:name="gr9" style:family="graphic" style:parent-style-name="standard">
      <style:graphic-properties draw:fill="solid" draw:fill-color="#3194c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hatch" draw:fill-hatch-name="Hatching_20_6" draw:fill-hatch-solid="fals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objectwithoutfill">
      <style:graphic-properties svg:stroke-width="0.081cm" svg:stroke-color="#ff3333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hatch" draw:fill-hatch-name="Hatching_20_5" draw:fill-hatch-solid="false" draw:textarea-vertical-align="middle"/>
    </style:style>
    <style:style style:name="gr23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fo:min-height="1.775cm"/>
    </style:style>
    <style:style style:name="gr29" style:family="graphic" style:parent-style-name="standard">
      <style:graphic-properties draw:stroke="none" svg:stroke-color="#000000" draw:fill="none" draw:fill-color="#ffffff" fo:min-height="1.063cm"/>
    </style:style>
    <style:style style:name="gr30" style:family="graphic" style:parent-style-name="standard">
      <style:graphic-properties draw:stroke="none" svg:stroke-color="#000000" draw:fill="none" draw:fill-color="#ffffff" fo:min-height="2.139cm"/>
    </style:style>
    <style:style style:name="gr31" style:family="graphic" style:parent-style-name="standard">
      <style:graphic-properties draw:fill="solid" draw:fill-color="#33ab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1.176cm"/>
    </style:style>
    <style:style style:name="gr33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fo:min-height="1.92cm"/>
    </style:style>
    <style:style style:name="gr35" style:family="graphic" style:parent-style-name="standard">
      <style:graphic-properties draw:fill="solid" draw:fill-color="#36ab66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hatch" draw:fill-color="#3194ca" draw:fill-hatch-name="dodo" draw:fill-hatch-solid="false" draw:fill-image-width="0cm" draw:fill-image-height="0cm" draw:textarea-vertical-align="middle"/>
    </style:style>
    <style:style style:name="gr37" style:family="graphic" style:parent-style-name="objectwithoutfill">
      <style:graphic-properties svg:stroke-width="0.081cm" svg:stroke-color="#3194c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="solid" draw:fill-color="#ff3333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0.957cm"/>
    </style:style>
    <style:style style:name="gr40" style:family="graphic" style:parent-style-name="objectwithoutfill">
      <style:graphic-properties svg:stroke-width="0.053cm" svg:stroke-color="#44b07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46" style:family="graphic" style:parent-style-name="objectwithoutfill">
      <style:graphic-properties svg:stroke-color="#22a7f0" draw:fill="none" draw:textarea-vertical-align="middle"/>
    </style:style>
    <style:style style:name="gr47" style:family="graphic" style:parent-style-name="standard">
      <style:graphic-properties draw:fill="hatch" draw:fill-hatch-name="Hatching_20_3" draw:fill-hatch-solid="false" draw:textarea-vertical-align="middle"/>
    </style:style>
    <style:style style:name="gr48" style:family="graphic" style:parent-style-name="objectwithoutfill">
      <style:graphic-properties draw:stroke="dash" draw:stroke-dash="Ultrafine_20_Dashed" draw:fill="none" draw:textarea-vertical-align="middle"/>
    </style:style>
    <style:style style:name="gr49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5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ff3333" draw:marker-start-width="0.252cm" draw:marker-end="Arrow_20_concave" draw:marker-end-width="0.352cm" svg:stroke-linecap="butt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ff3333" draw:marker-start="Arrow" draw:fill="hatch" draw:fill-hatch-name="Hatching_20_7" draw:fill-hatch-solid="false" draw:textarea-horizontal-align="justify" draw:textarea-vertical-align="middle" draw:auto-grow-height="false" fo:min-height="0.08cm" fo:min-width="8.88cm"/>
    </style:style>
    <style:style style:name="gr5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fo:min-height="1.902cm"/>
    </style:style>
    <style:style style:name="gr55" style:family="graphic" style:parent-style-name="standard">
      <style:graphic-properties svg:stroke-color="#44b071" svg:stroke-opacity="70%" draw:fill="solid" draw:fill-color="#3194ca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44b071" svg:stroke-opacity="70%" draw:fill="solid" draw:fill-color="#44b071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dash" draw:stroke-dash="Dashed_20__28_var_29_" svg:stroke-width="0.028cm" svg:stroke-color="#3194ca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35cm" draw:marker-start-width="0.252cm" draw:marker-end-width="0.0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fo:min-height="0.71cm"/>
    </style:style>
    <style:style style:name="gr60" style:family="graphic" style:parent-style-name="objectwithoutfill">
      <style:graphic-properties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3333" draw:marker-start-width="0.242cm" draw:marker-end="Arrow" draw:marker-end-width="0.1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color="#3194ca" draw:marker-end="Arrow" draw:marker-end-width="0.2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556cm"/>
    </style:style>
    <style:style style:name="gr64" style:family="graphic" style:parent-style-name="objectwithoutfill">
      <style:graphic-properties svg:stroke-color="#3194ca" draw:marker-end="Arrow" draw:marker-end-width="0.1cm" draw:fill="none" draw:textarea-vertical-align="middle"/>
    </style:style>
    <style:style style:name="gr65" style:family="graphic" style:parent-style-name="standard">
      <style:graphic-properties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7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bitmap" draw:fill-color="#729fcf" draw:fill-image-name="Empty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35cm" svg:stroke-color="#3194c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fo:min-height="1.177cm"/>
    </style:style>
    <style:style style:name="gr71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fo:min-height="1.4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0.51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.562cm"/>
    </style:style>
    <style:style style:name="gr75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6" style:family="graphic" style:parent-style-name="objectwithoutfill">
      <style:graphic-properties draw:stroke="dash" draw:stroke-dash="Fine_20_Dashed"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77" style:family="graphic" style:parent-style-name="standard">
      <style:graphic-properties svg:stroke-color="#ff3333" svg:stroke-opacity="70%" draw:fill="solid" draw:fill-color="#ff3333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svg:stroke-color="#000000" draw:fill="none" draw:fill-color="#ffffff" fo:min-height="0.748cm"/>
    </style:style>
    <style:style style:name="gr79" style:family="graphic" style:parent-style-name="objectwithoutfill">
      <style:graphic-properties draw:marker-end="" draw:fill="none" draw:textarea-vertical-align="middle"/>
    </style:style>
    <style:style style:name="gr80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Arrow_20_concave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solid" draw:fill-color="#26a65b"/>
      <style:paragraph-properties fo:text-align="center"/>
    </style:style>
    <style:style style:name="P6" style:family="paragraph">
      <loext:graphic-properties draw:fill="solid" draw:fill-color="#3194ca"/>
      <style:paragraph-properties fo:text-align="center"/>
    </style:style>
    <style:style style:name="P7" style:family="paragraph">
      <loext:graphic-properties draw:fill="hatch" draw:fill-hatch-name="Hatching_20_6" draw:fill-hatch-solid="false"/>
      <style:paragraph-properties fo:text-align="center"/>
    </style:style>
    <style:style style:name="P8" style:family="paragraph">
      <loext:graphic-properties draw:fill="none" draw:fill-color="#ffffff"/>
      <style:text-properties fo:color="#3194ca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26a65b"/>
      <style:paragraph-properties fo:text-align="center"/>
    </style:style>
    <style:style style:name="P12" style:family="paragraph">
      <loext:graphic-properties draw:fill="hatch" draw:fill-color="#729fcf" draw:fill-hatch-name="Hatching_20_3" draw:fill-hatch-solid="false"/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loext:graphic-properties draw:fill="hatch" draw:fill-hatch-name="Hatching_20_5" draw:fill-hatch-solid="false"/>
      <style:paragraph-properties fo:text-align="center"/>
    </style:style>
    <style:style style:name="P15" style:family="paragraph">
      <loext:graphic-properties draw:fill-color="#22a7f0"/>
      <style:paragraph-properties fo:text-align="center"/>
    </style:style>
    <style:style style:name="P16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2a7f0" fo:font-weight="bold" style:font-weight-asian="bold" style:font-weight-complex="bold"/>
    </style:style>
    <style:style style:name="P18" style:family="paragraph">
      <loext:graphic-properties draw:fill="solid" draw:fill-color="#33abed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20" style:family="paragraph">
      <loext:graphic-properties draw:fill="solid" draw:fill-color="#36ab66"/>
      <style:paragraph-properties fo:text-align="center"/>
    </style:style>
    <style:style style:name="P21" style:family="paragraph">
      <loext:graphic-properties draw:fill="hatch" draw:fill-color="#3194ca" draw:fill-hatch-name="dodo" draw:fill-hatch-solid="false" draw:fill-image-width="0cm" draw:fill-image-height="0cm"/>
      <style:paragraph-properties fo:text-align="center"/>
    </style:style>
    <style:style style:name="P22" style:family="paragraph">
      <loext:graphic-properties draw:fill="solid" draw:fill-color="#ff3333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b071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ff3333" fo:font-size="18pt"/>
    </style:style>
    <style:style style:name="P26" style:family="paragraph">
      <loext:graphic-properties draw:fill="none" draw:fill-color="#ffffff"/>
      <style:text-properties fo:color="#44b071" fo:font-size="18pt" fo:font-weight="bold" style:font-weight-asian="bold" style:font-weight-complex="bold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loext:graphic-properties draw:fill="hatch" draw:fill-hatch-name="Hatching_20_3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color="#3194ca" fo:font-size="18pt"/>
    </style:style>
    <style:style style:name="P30" style:family="paragraph">
      <loext:graphic-properties draw:fill="hatch" draw:fill-hatch-name="Hatching_20_7" draw:fill-hatch-solid="false"/>
      <style:paragraph-properties fo:text-align="center"/>
    </style:style>
    <style:style style:name="P31" style:family="paragraph">
      <loext:graphic-properties draw:fill="none" draw:fill-color="#ffffff"/>
      <style:text-properties fo:color="#3194ca" fo:font-size="14pt" style:font-size-asian="14pt" style:font-size-complex="14pt"/>
    </style:style>
    <style:style style:name="P32" style:family="paragraph">
      <loext:graphic-properties draw:fill="solid" draw:fill-color="#44b071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bitmap" draw:fill-color="#729fcf" draw:fill-image-name="Empty"/>
      <style:paragraph-properties fo:text-align="center"/>
    </style:style>
    <style:style style:name="P35" style:family="paragraph">
      <loext:graphic-properties draw:fill="none" draw:fill-color="#ffffff"/>
      <style:text-properties fo:color="#3194ca" fo:font-size="15pt" style:font-size-asian="15pt" style:font-size-complex="15pt"/>
    </style:style>
    <style:style style:name="P36" style:family="paragraph">
      <loext:graphic-properties draw:fill="none" draw:fill-color="#ffffff"/>
      <style:text-properties fo:color="#ff3333" fo:font-size="15pt" style:font-size-asian="15pt" style:font-size-complex="15pt"/>
    </style:style>
    <style:style style:name="P37" style:family="paragraph">
      <loext:graphic-properties draw:fill="none" draw:fill-color="#729fcf" draw:fill-gradient-name="Gradient_20_2" draw:fill-hatch-name="dodo2" draw:fill-hatch-solid="false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color="#3194ca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22a7f0" fo:font-weight="bold" style:font-weight-asian="bold" style:font-weight-complex="bold"/>
    </style:style>
    <style:style style:name="T11" style:family="text">
      <style:text-properties fo:color="#3194ca" style:text-position="-33% 58%"/>
    </style:style>
    <style:style style:name="T12" style:family="text">
      <style:text-properties fo:color="#ff3333" fo:font-size="13pt" style:font-size-asian="13pt" style:font-size-complex="13pt"/>
    </style:style>
    <style:style style:name="T13" style:family="text">
      <style:text-properties fo:color="#ff3333" style:text-position="-33% 58%" fo:font-size="20pt" style:font-size-asian="20pt" style:font-size-complex="20pt"/>
    </style:style>
    <style:style style:name="T14" style:family="text">
      <style:text-properties fo:color="#44b071" fo:font-weight="bold" style:font-weight-asian="bold" style:font-weight-complex="bold"/>
    </style:style>
    <style:style style:name="T15" style:family="text">
      <style:text-properties fo:color="#ff3333" style:text-position="0% 100%" fo:font-size="18pt" style:font-size-asian="20pt" style:font-size-complex="20pt"/>
    </style:style>
    <style:style style:name="T16" style:family="text">
      <style:text-properties fo:color="#ff3333" style:text-position="0% 100%" fo:font-size="20pt" style:font-size-asian="20pt" style:font-size-complex="20pt"/>
    </style:style>
    <style:style style:name="T17" style:family="text">
      <style:text-properties fo:color="#44b071" fo:font-size="18pt" fo:font-weight="bold" style:font-weight-asian="bold" style:font-weight-complex="bold"/>
    </style:style>
    <style:style style:name="T18" style:family="text">
      <style:text-properties fo:color="#3194ca" fo:font-size="18pt"/>
    </style:style>
    <style:style style:name="T19" style:family="text">
      <style:text-properties fo:color="#3194ca" fo:font-size="14pt" style:font-size-asian="14pt" style:font-size-complex="14pt"/>
    </style:style>
    <style:style style:name="T20" style:family="text">
      <style:text-properties fo:color="#3194ca" style:text-position="-33% 58%" fo:font-size="14pt" style:font-size-asian="14pt" style:font-size-complex="14pt"/>
    </style:style>
    <style:style style:name="T21" style:family="text">
      <style:text-properties fo:color="#3194ca" style:text-position="33% 58%" fo:font-size="14pt" style:font-size-asian="14pt" style:font-size-complex="14pt"/>
    </style:style>
    <style:style style:name="T22" style:family="text">
      <style:text-properties fo:color="#3194ca" fo:font-size="15pt" style:font-size-asian="15pt" style:font-size-complex="15pt"/>
    </style:style>
    <style:style style:name="T23" style:family="text">
      <style:text-properties fo:color="#3194ca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ff3333" style:text-position="33% 58%" fo:font-size="13pt" style:font-size-asian="13pt" style:font-size-complex="13pt"/>
    </style:style>
    <style:style style:name="T26" style:family="text">
      <style:text-properties fo:color="#ff3333" style:text-position="33% 58%" fo:font-size="15pt" style:font-size-asian="15pt" style:font-size-complex="15pt"/>
    </style:style>
    <style:style style:name="T27" style:family="text">
      <style:text-properties fo:color="#ff3333" style:font-name="Liberation Sans3" fo:font-size="15pt" style:font-name-asian="Liberation Sans3" style:font-size-asian="15pt" style:font-name-complex="Liberation Sans3" style:font-size-complex="15pt"/>
    </style:style>
    <style:style style:name="T28" style:family="text">
      <style:text-properties fo:color="#ff3333" style:font-name="Liberation Sans" fo:font-size="15pt" style:font-name-asian="Liberation Sans3" style:font-size-asian="15pt" style:font-name-complex="Liberation Sans3" style:font-size-complex="15pt"/>
    </style:style>
    <style:style style:name="T29" style:family="text">
      <style:text-properties fo:color="#ff3333" style:text-position="33% 58%" style:font-name="Liberation Sans" fo:font-size="15pt" style:font-name-asian="Liberation Sans3" style:font-size-asian="15pt" style:font-name-complex="Liberation Sans3" style:font-size-complex="15pt"/>
    </style:style>
    <style:style style:name="T30" style:family="text">
      <style:text-properties fo:color="#ff3333" style:text-position="0% 100%" fo:font-size="13pt" style:font-size-asian="13pt" style:font-size-complex="13pt"/>
    </style:style>
    <style:style style:name="T31" style:family="text">
      <style:text-properties fo:color="#ff3333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32" style:family="text">
      <style:text-properties fo:color="#ff3333" style:text-position="33% 58%" style:font-name="Liberation Sans3" fo:font-size="15pt" style:font-name-asian="Liberation Sans3" style:font-size-asian="15pt" style:font-name-complex="Liberation Sans3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2cm" svg:y1="16.17cm" svg:x2="9.14cm" svg:y2="11.01cm">
          <text:p/>
        </draw:line>
        <draw:line draw:style-name="gr8" draw:text-style-name="P1" draw:layer="layout" svg:x1="7.75cm" svg:y1="16.17cm" svg:x2="9.89cm" svg:y2="11.01cm">
          <text:p/>
        </draw:line>
        <draw:custom-shape draw:style-name="gr9" draw:text-style-name="P6" draw:layer="layout" svg:width="0.187cm" svg:height="0.187cm" svg:x="9.453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3.769cm" svg:height="4.279cm" svg:x="7.72cm" svg:y="11.89cm" svg:viewBox="0 0 3770 4280" draw:points="0,4280 3770,4280 1790,0">
          <text:p/>
        </draw:polygon>
        <draw:frame draw:style-name="gr11" draw:text-style-name="P8" draw:layer="layout" svg:width="4cm" svg:height="0.962cm" svg:x="9.79cm" svg:y="11.358cm">
          <draw:text-box>
            <text:p><text:span text:style-name="T5">ottimo di LP</text:span></text:p>
          </draw:text-box>
        </draw:frame>
        <draw:frame draw:style-name="gr12" draw:text-style-name="P9" draw:layer="layout" svg:width="3.24cm" svg:height="1.114cm" svg:x="10.82cm" svg:y="9.35cm">
          <draw:text-box>
            <text:p><text:span text:style-name="T6">Min - x</text:span><text:span text:style-name="T7">2</text:span></text:p>
          </draw:text-box>
        </draw:frame>
        <draw:connector draw:style-name="gr13" draw:text-style-name="P1" draw:layer="layout" draw:type="line" svg:x1="10.437cm" svg:y1="10.797cm" svg:x2="10.437cm" svg:y2="8.953cm" svg:d="M10437 10797v-1844" svg:viewBox="0 0 1 1845">
          <text:p/>
        </draw:connector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10" draw:layer="layout" svg:width="11.311cm" svg:height="1.673cm" svg:x="10.47cm" svg:y="16.79cm">
          <draw:text-box>
            <text:p><text:span text:style-name="T8"><text:s text:c="6"/></text:span><text:span text:style-name="T8"><text:tab/></text:span><text:span text:style-name="T8"><text:tab/></text:span><text:span text:style-name="T8"> <text:s/></text:span><text:span text:style-name="T8">1 <text:s text:c="12"/>1.5 <text:s text:c="12"/>2 <text:s text:c="10"/></text:span></text:p>
          </draw:text-box>
        </draw:frame>
        <draw:frame draw:style-name="gr15" draw:text-style-name="P10" draw:layer="layout" svg:width="1.412cm" svg:height="0.962cm" svg:x="6.768cm" svg:y="4.48cm">
          <draw:text-box>
            <text:p><text:span text:style-name="T8">2</text:span></text:p>
          </draw:text-box>
        </draw:frame>
        <draw:frame draw:style-name="gr15" draw:text-style-name="P10" draw:layer="layout" svg:width="1.073cm" svg:height="0.962cm" svg:x="6.76cm" svg:y="10.191cm">
          <draw:text-box>
            <text:p><text:span text:style-name="T8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16" draw:text-style-name="P1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3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cm" svg:y1="2.8cm" svg:x2="16.02cm" svg:y2="17.22cm">
          <text:p/>
        </draw:line>
        <draw:custom-shape draw:style-name="gr18" draw:text-style-name="P13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1cm" svg:y1="5.24cm" svg:x2="14.62cm" svg:y2="17.42cm">
          <text:p/>
        </draw:line>
        <draw:custom-shape draw:style-name="gr16" draw:text-style-name="P1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08cm" svg:y1="1.75cm" svg:x2="17.22cm" svg:y2="17.12cm">
          <text:p/>
        </draw:line>
        <draw:line draw:style-name="gr21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2" draw:text-style-name="P14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187cm" svg:y1="8.578cm" svg:x2="15.726cm" svg:y2="9.24cm">
          <text:p/>
        </draw:line>
        <draw:line draw:style-name="gr26" draw:text-style-name="P1" draw:layer="layout" svg:x1="14.863cm" svg:y1="5.992cm" svg:x2="12.85cm" svg:y2="9.69cm">
          <text:p/>
        </draw:line>
        <draw:line draw:style-name="gr25" draw:text-style-name="P1" draw:layer="layout" svg:x1="14.001cm" svg:y1="14.211cm" svg:x2="10.653cm" svg:y2="12.748cm">
          <text:p/>
        </draw:line>
        <draw:frame draw:style-name="gr27" draw:text-style-name="P16" draw:layer="layout" svg:width="7.96cm" svg:height="2.384cm" svg:x="13.84cm" svg:y="13.77cm">
          <draw:text-box>
            <text:p><text:span text:style-name="T9">Regione ammissibile del problema continuo</text:span></text:p>
          </draw:text-box>
        </draw:frame>
        <draw:frame draw:style-name="gr28" draw:text-style-name="P16" draw:layer="layout" svg:width="6.897cm" svg:height="2.025cm" svg:x="16.056cm" svg:y="7.476cm">
          <draw:text-box>
            <text:p><text:span text:style-name="T9">Soluzione ottima continua</text:span></text:p>
          </draw:text-box>
        </draw:frame>
        <draw:frame draw:style-name="gr29" draw:text-style-name="P17" draw:layer="layout" svg:width="8.29cm" svg:height="1.313cm" svg:x="11.746cm" svg:y="5.07cm">
          <draw:text-box>
            <text:p><text:span text:style-name="T10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30" draw:text-style-name="P3" draw:layer="layout" svg:width="4.371cm" svg:height="2.389cm" svg:x="21.199cm" svg:y="9.601cm">
          <draw:text-box>
            <text:p><text:span text:style-name="T2">La funzione decresce</text:span></text:p>
          </draw:text-box>
        </draw:frame>
      </draw:page>
      <draw:page draw:name="page4" draw:style-name="dp1" draw:master-page-name="Default">
        <draw:custom-shape draw:style-name="gr7" draw:text-style-name="P5" draw:layer="layout" svg:width="0.163cm" svg:height="0.156cm" svg:x="10.759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9.36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0.759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3.545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4.938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6.331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7.724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9.11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365cm" svg:height="6.385cm" draw:transform="skewX (-0.012915436464758) rotate (0.154112572951099) translate (8.38389929312329cm 6.76951384094921cm)" svg:viewBox="0 0 9366 6386" draw:points="0,6385 8471,6385 9366,1070 2489,0 9,6386">
          <text:p/>
        </draw:polygon>
        <draw:custom-shape draw:style-name="gr31" draw:text-style-name="P18" draw:layer="layout" svg:width="0.163cm" svg:height="0.156cm" svg:x="9.36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006cm" svg:height="1.426cm" svg:x="8.69cm" svg:y="12.924cm">
          <draw:text-box>
            <text:p><text:span text:style-name="T5">z</text:span><text:span text:style-name="T11">LP</text:span></text:p>
          </draw:text-box>
        </draw:frame>
        <draw:line draw:style-name="gr33" draw:text-style-name="P1" draw:layer="layout" svg:x1="19.753cm" svg:y1="4.97cm" svg:x2="18.919cm" svg:y2="6.529cm">
          <text:p/>
        </draw:line>
        <draw:frame draw:style-name="gr34" draw:text-style-name="P19" draw:layer="layout" svg:width="3.856cm" svg:height="2.17cm" svg:x="16.774cm" svg:y="5.143cm">
          <draw:text-box>
            <text:p><text:span text:style-name="T12">costi </text:span></text:p>
            <text:p><text:span text:style-name="T12">decrescenti</text:span></text:p>
          </draw:text-box>
        </draw:frame>
      </draw:page>
      <draw:page draw:name="page5" draw:style-name="dp1" draw:master-page-name="Default">
        <draw:custom-shape draw:style-name="gr7" draw:text-style-name="P5" draw:layer="layout" svg:width="0.161cm" svg:height="0.157cm" svg:x="10.846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262cm" svg:height="6.403cm" draw:transform="skewX (-0.00802851455917393) rotate (0.156381500978692) translate (8.49922299348739cm 6.77846017137071cm)" svg:viewBox="0 0 9263 6404" draw:points="0,6402 8379,6403 9263,1073 2461,0 9,6404">
          <text:p/>
        </draw:polygon>
        <draw:custom-shape draw:style-name="gr35" draw:text-style-name="P20" draw:layer="layout" svg:width="0.161cm" svg:height="0.157cm" svg:x="9.4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381cm" svg:height="6.707cm" svg:x="9.547cm" svg:y="6.395cm" svg:viewBox="0 0 1382 6708" draw:points="1382,0 1382,6490 0,6708">
          <text:p/>
        </draw:polygon>
        <draw:line draw:style-name="gr37" draw:text-style-name="P1" draw:layer="layout" svg:x1="10.929cm" svg:y1="5.835cm" svg:x2="10.946cm" svg:y2="13.789cm">
          <text:p/>
        </draw:line>
        <draw:custom-shape draw:style-name="gr38" draw:text-style-name="P22" draw:layer="layout" svg:width="0.16cm" svg:height="0.157cm" svg:x="10.861cm" svg:y="12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391cm" svg:height="1.207cm" svg:x="10.869cm" svg:y="11.899cm">
          <draw:text-box>
            <text:p><text:span text:style-name="T6">z</text:span><text:span text:style-name="T13">LP</text:span></text:p>
          </draw:text-box>
        </draw:frame>
        <draw:frame draw:style-name="gr14" draw:text-style-name="P23" draw:layer="layout" svg:width="4.26cm" svg:height="1.673cm" svg:x="12.81cm" svg:y="13.914cm">
          <draw:text-box>
            <text:p><text:span text:style-name="T14">1° vincolo</text:span></text:p>
          </draw:text-box>
        </draw:frame>
        <draw:connector draw:style-name="gr40" draw:text-style-name="P1" draw:layer="layout" draw:type="line" svg:x1="12.445cm" svg:y1="14.117cm" svg:x2="11.273cm" svg:y2="13.737cm" svg:d="M12445 14117l-1172-380" svg:viewBox="0 0 1173 381">
          <text:p/>
        </draw:connector>
      </draw:page>
      <draw:page draw:name="page6" draw:style-name="dp1" draw:master-page-name="Default">
        <draw:polygon draw:style-name="gr41" draw:text-style-name="P24" draw:layer="layout" svg:width="5.298cm" svg:height="1.471cm" svg:x="9.328cm" svg:y="11.614cm" svg:viewBox="0 0 5299 1472" draw:points="5299,669 0,1472 264,0">
          <text:p/>
        </draw:polygon>
        <draw:custom-shape draw:style-name="gr7" draw:text-style-name="P5" draw:layer="layout" svg:width="0.165cm" svg:height="0.157cm" svg:x="10.63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165cm" svg:height="0.157cm" svg:x="12.045cm" svg:y="13.039cm">
          <text:p text:style-name="P24">￹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491cm" svg:height="6.407cm" draw:transform="skewX (-0.0160570291183478) rotate (0.152541776624304) translate (8.22633774235944cm 6.77845479664777cm)" svg:viewBox="0 0 9492 6408" draw:points="0,6406 8585,6406 9492,1074 2522,0 9,6408">
          <text:p/>
        </draw:polygon>
        <draw:custom-shape draw:style-name="gr35" draw:text-style-name="P20" draw:layer="layout" svg:width="0.165cm" svg:height="0.157cm" svg:x="9.22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416cm" svg:height="6.707cm" svg:x="9.301cm" svg:y="6.395cm" svg:viewBox="0 0 1417 6708" draw:points="1417,0 1417,6490 0,6708">
          <text:p/>
        </draw:polygon>
        <draw:line draw:style-name="gr37" draw:text-style-name="P1" draw:layer="layout" svg:x1="10.719cm" svg:y1="5.835cm" svg:x2="10.737cm" svg:y2="13.789cm">
          <text:p/>
        </draw:line>
        <draw:frame draw:style-name="gr39" draw:text-style-name="P25" draw:layer="layout" svg:width="3.345cm" svg:height="1.207cm" svg:x="8.421cm" svg:y="13.404cm">
          <draw:text-box>
            <text:p><text:span text:style-name="T15">z</text:span><text:span text:style-name="T13">LP</text:span><text:span text:style-name="T16"> = z</text:span><text:span text:style-name="T13">ILP</text:span></text:p>
          </draw:text-box>
        </draw:frame>
        <draw:frame draw:style-name="gr14" draw:text-style-name="P26" draw:layer="layout" svg:width="3.513cm" svg:height="1.673cm" svg:x="12.647cm" svg:y="13.914cm">
          <draw:text-box>
            <text:p><text:span text:style-name="T17">2° vincolo</text:span></text:p>
          </draw:text-box>
        </draw:frame>
        <draw:connector draw:style-name="gr40" draw:text-style-name="P1" draw:layer="layout" draw:type="line" svg:x1="12.272cm" svg:y1="14.117cm" svg:x2="11.071cm" svg:y2="13.737cm" svg:d="M12272 14117l-1201-380" svg:viewBox="0 0 1202 381">
          <text:p/>
        </draw:connector>
        <draw:line draw:style-name="gr37" draw:text-style-name="P1" draw:layer="layout" svg:x1="7.4cm" svg:y1="11.322cm" svg:x2="18.58cm" svg:y2="12.802cm">
          <text:p/>
        </draw:line>
        <draw:custom-shape draw:style-name="gr43" draw:text-style-name="P27" draw:layer="layout" svg:width="0.165cm" svg:height="0.156cm" svg:x="10.63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7" draw:layer="layout" svg:x1="9.935cm" svg:y1="13.345cm" svg:x2="10.63cm" svg:y2="11.94cm">
          <text:p/>
        </draw:line>
      </draw:page>
      <draw:page draw:name="page7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5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5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7.765cm" svg:y1="10.801cm" svg:x2="13.215cm" svg:y2="16.178cm">
          <text:p/>
        </draw:line>
        <draw:line draw:style-name="gr46" draw:text-style-name="P1" draw:layer="layout" svg:x1="11.517cm" svg:y1="16.178cm" svg:x2="7.765cm" svg:y2="5.387cm">
          <text:p/>
        </draw:line>
        <draw:polygon draw:style-name="gr47" draw:text-style-name="P28" draw:layer="layout" svg:width="2.836cm" svg:height="6.365cm" svg:x="7.765cm" svg:y="7.253cm" svg:viewBox="0 0 2837 6366" draw:points="0,0 653,0 2837,6366 37,3566 19,3566">
          <text:p/>
        </draw:polygon>
        <draw:line draw:style-name="gr48" draw:text-style-name="P1" draw:layer="layout" svg:x1="6.608cm" svg:y1="15.897cm" svg:x2="18.534cm" svg:y2="9.176cm">
          <text:p/>
        </draw:line>
        <draw:connector draw:style-name="gr49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8" draw:text-style-name="P13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1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cm" svg:y="14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1cm" svg:y="14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3cm" svg:y="14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9" draw:layer="layout" svg:width="4cm" svg:height="0.962cm" svg:x="9.79cm" svg:y="13.158cm">
          <draw:text-box>
            <text:p><text:span text:style-name="T18">ottimo di LP</text:span></text:p>
          </draw:text-box>
        </draw:frame>
        <draw:line draw:style-name="gr2" draw:text-style-name="P1" draw:layer="layout" svg:x1="7.78cm" svg:y1="16.2cm" svg:x2="9.92cm" svg:y2="13.12cm">
          <text:p/>
        </draw:line>
        <draw:line draw:style-name="gr2" draw:text-style-name="P1" draw:layer="layout" svg:x1="11.52cm" svg:y1="16.2cm" svg:x2="9.22cm" svg:y2="13.23cm">
          <text:p/>
        </draw:line>
        <draw:custom-shape draw:style-name="gr9" draw:text-style-name="P6" draw:layer="layout" svg:width="0.187cm" svg:height="0.187cm" svg:x="9.453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3.739cm" svg:height="2.519cm" svg:x="7.78cm" svg:y="13.68cm" svg:viewBox="0 0 3740 2520" draw:points="3740,2520 0,2520 1760,0">
          <text:p/>
        </draw:polygon>
        <draw:line draw:style-name="gr50" draw:text-style-name="P1" xml:id="id1" draw:id="id1" draw:layer="layout" svg:x1="15.67cm" svg:y1="14.35cm" svg:x2="6.3cm" svg:y2="14.35cm">
          <text:p/>
        </draw:line>
        <draw:connector draw:style-name="gr51" draw:text-style-name="P1" draw:layer="layout" draw:type="line" svg:x1="6.3cm" svg:y1="14.35cm" svg:x2="6.297cm" svg:y2="15.275cm" draw:start-shape="id1" draw:start-glue-point="3" svg:d="M6300 14350l-3 925" svg:viewBox="0 0 4 926">
          <text:p/>
        </draw:connector>
        <draw:custom-shape draw:style-name="gr52" draw:text-style-name="P30" draw:layer="layout" svg:width="9.38cm" svg:height="0.33cm" svg:x="6.31cm" svg:y="14.3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4.56cm" svg:y1="12.17cm" svg:x2="13.84cm" svg:y2="14.24cm">
          <text:p/>
        </draw:line>
        <draw:frame draw:style-name="gr11" draw:text-style-name="P9" draw:layer="layout" svg:width="4.08cm" svg:height="0.962cm" svg:x="12.83cm" svg:y="11.43cm">
          <draw:text-box>
            <text:p><text:span text:style-name="T6">primo taglio</text:span></text:p>
          </draw:text-box>
        </draw:frame>
        <draw:connector draw:style-name="gr51" draw:text-style-name="P1" draw:layer="layout" draw:type="line" svg:x1="15.701cm" svg:y1="14.342cm" svg:x2="15.698cm" svg:y2="15.267cm" svg:d="M15701 14342l-3 925" svg:viewBox="0 0 4 926">
          <text:p/>
        </draw:connector>
      </draw:page>
      <draw:page draw:name="page9" draw:style-name="dp1" draw:master-page-name="Default">
        <draw:frame draw:style-name="gr54" draw:text-style-name="P31" draw:layer="layout" svg:width="3.87cm" svg:height="2.152cm" svg:x="4.93cm" svg:y="15.03cm">
          <draw:text-box>
            <text:p><text:span text:style-name="T19">S</text:span><text:span text:style-name="T20">1</text:span><text:span text:style-name="T19">: soluz. di P</text:span><text:span text:style-name="T20">1</text:span></text:p>
          </draw:text-box>
        </draw:frame>
        <draw:custom-shape draw:style-name="gr55" draw:text-style-name="P6" draw:layer="layout" svg:width="0.192cm" svg:height="0.186cm" svg:x="9.9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45cm" svg:y1="16.177cm" svg:x2="16.245cm" svg:y2="16.197cm">
          <text:p/>
        </draw:line>
        <draw:line draw:style-name="gr1" draw:text-style-name="P1" draw:layer="layout" svg:x1="7.765cm" svg:y1="17.137cm" svg:x2="7.76cm" svg:y2="8.99cm">
          <text:p/>
        </draw:line>
        <draw:line draw:style-name="gr2" draw:text-style-name="P1" xml:id="id3" draw:id="id3" draw:layer="layout" svg:x1="9.613cm" svg:y1="16.177cm" svg:x2="9.613cm" svg:y2="16.737cm">
          <text:p/>
        </draw:line>
        <draw:line draw:style-name="gr2" draw:text-style-name="P1" xml:id="id5" draw:id="id5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9cm" svg:y1="14.4cm" svg:x2="7.19cm" svg:y2="14.4cm">
          <text:p/>
        </draw:line>
        <draw:line draw:style-name="gr2" draw:text-style-name="P1" draw:layer="layout" svg:x1="7.769cm" svg:y1="12.7cm" svg:x2="7.19cm" svg:y2="12.7cm">
          <text:p/>
        </draw:line>
        <draw:line draw:style-name="gr2" draw:text-style-name="P1" draw:layer="layout" svg:x1="7.765cm" svg:y1="10.801cm" svg:x2="7.186cm" svg:y2="10.801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5.819cm" svg:y="16.169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6cm" svg:y="8.66cm">
          <draw:text-box>
            <text:p><text:span text:style-name="T3">x</text:span><text:span text:style-name="T4">2</text:span></text:p>
          </draw:text-box>
        </draw:frame>
        <draw:custom-shape draw:style-name="gr56" draw:text-style-name="P32" draw:layer="layout" svg:width="0.192cm" svg:height="0.187cm" svg:x="9.528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9.52cm" svg:y="1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" draw:id="id2" draw:layer="layout" svg:width="0.192cm" svg:height="0.186cm" svg:x="9.5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2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4" draw:id="id4" draw:layer="layout" svg:width="0.191cm" svg:height="0.186cm" svg:x="11.409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3.105cm" svg:y="1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3.108cm" svg:y="12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" draw:layer="layout" draw:type="line" svg:x1="13.091cm" svg:y1="12.697cm" svg:x2="7.766cm" svg:y2="12.701cm" svg:d="M13091 12697l-5325 4" svg:viewBox="0 0 5326 5">
          <text:p/>
        </draw:connector>
        <draw:connector draw:style-name="gr57" draw:text-style-name="P1" draw:layer="layout" draw:type="line" svg:x1="13.092cm" svg:y1="14.397cm" svg:x2="7.767cm" svg:y2="14.401cm" svg:d="M13092 14397l-5325 4" svg:viewBox="0 0 5326 5">
          <text:p/>
        </draw:connector>
        <draw:connector draw:style-name="gr57" draw:text-style-name="P1" draw:layer="layout" draw:type="line" svg:x1="9.606cm" svg:y1="10.906cm" svg:x2="9.613cm" svg:y2="16.177cm" draw:start-shape="id2" draw:start-glue-point="8" draw:end-shape="id3" draw:end-glue-point="0" svg:d="M9606 10906l7 5271" svg:viewBox="0 0 8 5272">
          <text:p/>
        </draw:connector>
        <draw:connector draw:style-name="gr57" draw:text-style-name="P1" draw:layer="layout" draw:type="line" svg:x1="11.505cm" svg:y1="10.886cm" svg:x2="11.516cm" svg:y2="16.177cm" draw:start-shape="id4" draw:start-glue-point="8" draw:end-shape="id5" draw:end-glue-point="0" svg:d="M11505 10886l11 5291" svg:viewBox="0 0 12 5292">
          <text:p/>
        </draw:connector>
        <draw:line draw:style-name="gr58" draw:text-style-name="P1" xml:id="id6" draw:id="id6" draw:layer="layout" svg:x1="8.67cm" svg:y1="15.24cm" svg:x2="12.52cm" svg:y2="15.24cm">
          <text:p/>
        </draw:line>
        <draw:connector draw:style-name="gr58" draw:text-style-name="P1" xml:id="id7" draw:id="id7" draw:layer="layout" draw:type="line" svg:x1="8.67cm" svg:y1="15.24cm" svg:x2="10.599cm" svg:y2="11.527cm" draw:start-shape="id6" draw:start-glue-point="3" svg:d="M8670 15240l1929-3713" svg:viewBox="0 0 1930 3714">
          <text:p/>
        </draw:connector>
        <draw:connector draw:style-name="gr58" draw:text-style-name="P1" draw:layer="layout" draw:type="line" svg:x1="12.52cm" svg:y1="15.24cm" svg:x2="10.599cm" svg:y2="11.527cm" draw:start-shape="id6" draw:start-glue-point="1" draw:end-shape="id7" draw:end-glue-point="3" svg:d="M12520 15240l-1921-3713" svg:viewBox="0 0 1922 3714">
          <text:p/>
        </draw:connector>
        <draw:frame draw:style-name="gr59" draw:text-style-name="P31" draw:layer="layout" svg:width="4.76cm" svg:height="0.96cm" svg:x="12.61cm" svg:y="13.39cm">
          <draw:text-box>
            <text:p><text:span text:style-name="T19">soluzione di P</text:span><text:span text:style-name="T20">5</text:span></text:p>
          </draw:text-box>
        </draw:frame>
        <draw:line draw:style-name="gr60" draw:text-style-name="P1" draw:layer="layout" svg:x1="13.16cm" svg:y1="10.76cm" svg:x2="11.92cm" svg:y2="9.66cm">
          <text:p/>
        </draw:line>
        <draw:line draw:style-name="gr61" draw:text-style-name="P1" draw:layer="layout" svg:x1="12.61cm" svg:y1="10.27cm" svg:x2="13.1cm" svg:y2="9.77cm">
          <text:p/>
        </draw:line>
        <draw:custom-shape draw:style-name="gr56" draw:text-style-name="P32" draw:layer="layout" svg:width="0.19cm" svg:height="0.186cm" svg:x="13.09cm" svg:y="10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0.919cm" svg:height="1.779cm" svg:x="8.69cm" svg:y="13.46cm" svg:viewBox="0 0 920 1780" draw:points="910,0 920,1780 0,1750">
          <text:p/>
        </draw:polygon>
        <draw:line draw:style-name="gr62" draw:text-style-name="P1" draw:layer="layout" svg:x1="12.76cm" svg:y1="13.83cm" svg:x2="11.65cm" svg:y2="14.31cm">
          <text:p/>
        </draw:line>
        <draw:frame draw:style-name="gr63" draw:text-style-name="P31" draw:layer="layout" svg:width="0.9cm" svg:height="0.806cm" svg:x="8.89cm" svg:y="11.55cm">
          <draw:text-box>
            <text:p><text:span text:style-name="T19">x</text:span><text:span text:style-name="T21">*</text:span></text:p>
          </draw:text-box>
        </draw:frame>
        <draw:line draw:style-name="gr64" draw:text-style-name="P1" draw:layer="layout" svg:x1="9.51cm" svg:y1="12.09cm" svg:x2="9.97cm" svg:y2="12.55cm">
          <text:p/>
        </draw:line>
        <draw:line draw:style-name="gr62" draw:text-style-name="P1" draw:layer="layout" svg:x1="7.65cm" svg:y1="15.08cm" svg:x2="9.42cm" svg:y2="14.77cm">
          <text:p/>
        </draw:line>
      </draw:page>
      <draw:page draw:name="page10" draw:style-name="dp1" draw:master-page-name="Default">
        <draw:custom-shape draw:style-name="gr65" draw:text-style-name="P33" xml:id="id8" draw:id="id8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9" draw:id="id9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4" draw:id="id14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3" draw:id="id13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2" draw:id="id12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5" draw:id="id1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xml:id="id11" draw:id="id11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0" draw:id="id10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4" draw:layer="layout" draw:type="line" svg:x1="13.761cm" svg:y1="11.776cm" svg:x2="14.978cm" svg:y2="11.776cm" draw:start-shape="id8" draw:start-glue-point="10" draw:end-shape="id9" draw:end-glue-point="6" svg:d="M13761 11776h1217" svg:viewBox="0 0 1218 1">
          <text:p/>
        </draw:connector>
        <draw:connector draw:style-name="gr67" draw:text-style-name="P34" draw:layer="layout" draw:type="line" svg:x1="14.978cm" svg:y1="5.069cm" svg:x2="10.984cm" svg:y2="6.355cm" draw:start-shape="id10" draw:start-glue-point="6" draw:end-shape="id11" draw:end-glue-point="11" svg:d="M14978 5069l-3994 1286" svg:viewBox="0 0 3995 1287">
          <text:p/>
        </draw:connector>
        <draw:connector draw:style-name="gr67" draw:text-style-name="P34" draw:layer="layout" draw:type="line" svg:x1="10.846cm" svg:y1="6.411cm" svg:x2="9.55cm" svg:y2="7.674cm" draw:start-shape="id11" draw:start-glue-point="6" draw:end-shape="id12" draw:end-glue-point="4" svg:d="M10846 6411l-1296 1263" svg:viewBox="0 0 1297 1264">
          <text:p/>
        </draw:connector>
        <draw:connector draw:style-name="gr67" draw:text-style-name="P34" draw:layer="layout" draw:type="line" svg:x1="9.55cm" svg:y1="7.831cm" svg:x2="9.55cm" svg:y2="9.015cm" draw:start-shape="id12" draw:start-glue-point="8" draw:end-shape="id13" draw:end-glue-point="4" svg:d="M9550 7831v1184" svg:viewBox="0 0 1 1185">
          <text:p/>
        </draw:connector>
        <draw:connector draw:style-name="gr67" draw:text-style-name="P34" draw:layer="layout" draw:type="line" svg:x1="9.607cm" svg:y1="9.149cm" svg:x2="10.869cm" svg:y2="10.379cm" draw:start-shape="id13" draw:start-glue-point="9" draw:end-shape="id14" draw:end-glue-point="5" svg:d="M9607 9149l1262 1230" svg:viewBox="0 0 1263 1231">
          <text:p/>
        </draw:connector>
        <draw:connector draw:style-name="gr67" draw:text-style-name="P34" draw:layer="layout" draw:type="line" svg:x1="10.984cm" svg:y1="10.49cm" svg:x2="13.601cm" svg:y2="11.776cm" draw:start-shape="id14" draw:start-glue-point="9" draw:end-shape="id8" draw:end-glue-point="6" svg:d="M10984 10490l2617 1286" svg:viewBox="0 0 2618 1287">
          <text:p/>
        </draw:connector>
        <draw:connector draw:style-name="gr68" draw:text-style-name="P1" draw:layer="layout" draw:type="line" svg:x1="15.115cm" svg:y1="11.72cm" svg:x2="16.436cm" svg:y2="7.831cm" draw:start-shape="id9" draw:start-glue-point="11" draw:end-shape="id15" draw:end-glue-point="8" svg:d="M15115 11720l1321-3889" svg:viewBox="0 0 1322 3890">
          <text:p/>
        </draw:connector>
        <draw:connector draw:style-name="gr67" draw:text-style-name="P34" draw:layer="layout" draw:type="line" svg:x1="16.378cm" svg:y1="7.697cm" svg:x2="15.115cm" svg:y2="5.125cm" draw:start-shape="id15" draw:start-glue-point="5" draw:end-shape="id10" draw:end-glue-point="9" svg:d="M16378 7697l-1263-2572" svg:viewBox="0 0 1264 2573">
          <text:p/>
        </draw:connector>
        <draw:line draw:style-name="gr69" draw:text-style-name="P1" draw:layer="layout" svg:x1="18.47cm" svg:y1="10.08cm" svg:x2="15.93cm" svg:y2="9.65cm">
          <text:p/>
        </draw:line>
        <draw:frame draw:style-name="gr70" draw:text-style-name="P35" draw:layer="layout" svg:width="5.22cm" svg:height="1.427cm" svg:x="18.17cm" svg:y="9.25cm">
          <draw:text-box>
            <text:p><text:span text:style-name="T22">Inviluppo convesso </text:span><text:span text:style-name="T23">conv(X)</text:span></text:p>
          </draw:text-box>
        </draw:frame>
        <draw:line draw:style-name="gr71" draw:text-style-name="P1" draw:layer="layout" svg:x1="8.11cm" svg:y1="9.95cm" svg:x2="10.58cm" svg:y2="8.95cm">
          <text:p/>
        </draw:line>
        <draw:frame draw:style-name="gr72" draw:text-style-name="P36" draw:layer="layout" svg:width="4.66cm" svg:height="1.71cm" svg:x="6.37cm" svg:y="9.93cm">
          <draw:text-box>
            <text:p><text:span text:style-name="T24">Insieme X</text:span></text:p>
          </draw:text-box>
        </draw:frame>
      </draw:page>
      <draw:page draw:name="page11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2" draw:text-style-name="P1" draw:layer="layout" svg:x1="10.113cm" svg:y1="16.177cm" svg:x2="10.113cm" svg:y2="16.737cm">
          <text:p/>
        </draw:line>
        <draw:line draw:style-name="gr2" draw:text-style-name="P1" draw:layer="layout" svg:x1="7.769cm" svg:y1="10.5cm" svg:x2="7.19cm" svg:y2="10.5cm">
          <text:p/>
        </draw:lin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frame draw:style-name="gr73" draw:text-style-name="P36" draw:layer="layout" svg:width="1.66cm" svg:height="1.132cm" svg:x="5.69cm" svg:y="10.02cm">
          <draw:text-box>
            <text:p><text:span text:style-name="T24">L(u</text:span><text:span text:style-name="T26">2</text:span><text:span text:style-name="T24">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5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0.11cm" svg:y1="16.17cm" svg:x2="10.11cm" svg:y2="7.98cm">
          <text:p/>
        </draw:line>
        <draw:line draw:style-name="gr60" draw:text-style-name="P1" draw:layer="layout" svg:x1="12.5cm" svg:y1="16.18cm" svg:x2="12.497cm" svg:y2="7.192cm">
          <text:p/>
        </draw:line>
        <draw:line draw:style-name="gr76" draw:text-style-name="P1" draw:layer="layout" svg:x1="7.73cm" svg:y1="10.5cm" svg:x2="17.63cm" svg:y2="10.5cm">
          <text:p/>
        </draw:line>
        <draw:line draw:style-name="gr76" draw:text-style-name="P1" draw:layer="layout" svg:x1="7.784cm" svg:y1="7.986cm" svg:x2="10.084cm" svg:y2="7.986cm">
          <text:p/>
        </draw:line>
        <draw:line draw:style-name="gr76" draw:text-style-name="P1" draw:layer="layout" svg:x1="7.738cm" svg:y1="7.172cm" svg:x2="12.538cm" svg:y2="7.172cm">
          <text:p/>
        </draw:line>
        <draw:line draw:style-name="gr60" draw:text-style-name="P1" draw:layer="layout" svg:x1="17.583cm" svg:y1="16.22cm" svg:x2="17.583cm" svg:y2="10.52cm">
          <text:p/>
        </draw:line>
        <draw:custom-shape draw:style-name="gr77" draw:text-style-name="P27" draw:layer="layout" svg:width="0.19cm" svg:height="0.187cm" svg:x="17.509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2.41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0.01cm" svg:y="7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3cm" svg:y1="7.99cm" svg:x2="7.151cm" svg:y2="7.99cm">
          <text:p/>
        </draw:line>
        <draw:line draw:style-name="gr2" draw:text-style-name="P1" draw:layer="layout" svg:x1="7.729cm" svg:y1="7.18cm" svg:x2="7.15cm" svg:y2="7.18cm">
          <text:p/>
        </draw:line>
        <draw:frame draw:style-name="gr73" draw:text-style-name="P36" draw:layer="layout" svg:width="1.66cm" svg:height="1.132cm" svg:x="5.69cm" svg:y="7.52cm">
          <draw:text-box>
            <text:p><text:span text:style-name="T24">L(u</text:span><text:span text:style-name="T26">1</text:span><text:span text:style-name="T24">)</text:span></text:p>
          </draw:text-box>
        </draw:frame>
        <draw:frame draw:style-name="gr73" draw:text-style-name="P36" draw:layer="layout" svg:width="3.87cm" svg:height="1.132cm" svg:x="3.48cm" svg:y="6.72cm">
          <draw:text-box>
            <text:p><text:span text:style-name="T24">L(</text:span><text:span text:style-name="T27">λ</text:span><text:span text:style-name="T28">u</text:span><text:span text:style-name="T29">1</text:span><text:span text:style-name="T28">+(1-</text:span><text:span text:style-name="T27">λ</text:span><text:span text:style-name="T28">)u</text:span><text:span text:style-name="T29">2</text:span><text:span text:style-name="T24">)</text:span></text:p>
          </draw:text-box>
        </draw:frame>
        <draw:frame draw:style-name="gr78" draw:text-style-name="P19" draw:layer="layout" svg:width="3.049cm" svg:height="0.998cm" svg:x="11.53cm" svg:y="16.57cm">
          <draw:text-box>
            <text:p><text:span text:style-name="T27">λ</text:span><text:span text:style-name="T12">u</text:span><text:span text:style-name="T25">1</text:span><text:span text:style-name="T30">+(1-</text:span><text:span text:style-name="T31">λ)u</text:span><text:span text:style-name="T32">2</text:span></text:p>
          </draw:text-box>
        </draw:frame>
        <draw:frame draw:style-name="gr3" draw:text-style-name="P19" draw:layer="layout" svg:width="1.193cm" svg:height="0.969cm" svg:x="9.721cm" svg:y="16.602cm">
          <draw:text-box>
            <text:p><text:span text:style-name="T12">u</text:span><text:span text:style-name="T25">1</text:span></text:p>
          </draw:text-box>
        </draw:fram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line draw:style-name="gr2" draw:text-style-name="P1" draw:layer="layout" svg:x1="12.5cm" svg:y1="16.2cm" svg:x2="12.5cm" svg:y2="16.76cm">
          <text:p/>
        </draw:line>
        <draw:line draw:style-name="gr2" draw:text-style-name="P1" draw:layer="layout" svg:x1="17.58cm" svg:y1="16.19cm" svg:x2="17.58cm" svg:y2="16.75cm">
          <text:p/>
        </draw:line>
        <draw:frame draw:style-name="gr78" draw:text-style-name="P19" draw:layer="layout" svg:width="1.299cm" svg:height="0.998cm" svg:x="17.131cm" svg:y="16.57cm">
          <draw:text-box>
            <text:p><text:span text:style-name="T31">u</text:span><text:span text:style-name="T32">2</text:span></text:p>
          </draw:text-box>
        </draw:frame>
      </draw:page>
      <draw:page draw:name="page12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79" draw:text-style-name="P1" draw:layer="layout" svg:x1="7.729cm" svg:y1="7.33cm" svg:x2="7.15cm" svg:y2="7.33cm">
          <text:p/>
        </draw:line>
        <draw:frame draw:style-name="gr73" draw:text-style-name="P36" draw:layer="layout" svg:width="1.66cm" svg:height="1.132cm" svg:x="5.57cm" svg:y="6.868cm">
          <draw:text-box>
            <text:p><text:span text:style-name="T24">L(ū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0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1.597cm" svg:y1="16.192cm" svg:x2="11.597cm" svg:y2="7.392cm">
          <text:p/>
        </draw:line>
        <draw:custom-shape draw:style-name="gr77" draw:text-style-name="P27" draw:layer="layout" svg:width="0.19cm" svg:height="0.187cm" svg:x="11.51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1.6cm" svg:y1="16.2cm" svg:x2="11.6cm" svg:y2="16.76cm">
          <text:p/>
        </draw:line>
        <draw:frame draw:style-name="gr78" draw:text-style-name="P19" draw:layer="layout" svg:width="1.299cm" svg:height="0.998cm" svg:x="11.181cm" svg:y="16.79cm">
          <draw:text-box>
            <text:p><text:span text:style-name="T31">ū</text:span></text:p>
          </draw:text-box>
        </draw:frame>
        <draw:line draw:style-name="gr81" draw:text-style-name="P37" draw:layer="layout" svg:x1="37.4cm" svg:y1="7.502cm" svg:x2="52.277cm" svg:y2="7.502cm">
          <text:p/>
        </draw:line>
        <draw:line draw:style-name="gr82" draw:text-style-name="P37" draw:layer="layout" svg:x1="36.804cm" svg:y1="7.545cm" svg:x2="51.073cm" svg:y2="7.545cm">
          <text:p/>
        </draw:line>
        <draw:line draw:style-name="gr76" draw:text-style-name="P1" draw:layer="layout" svg:x1="7.77cm" svg:y1="7.33cm" svg:x2="11.67cm" svg:y2="7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hatch draw:name="Hatching_20_6" draw:display-name="Hatching 6" draw:style="single" draw:color="#44b071" draw:distance="0.2cm" draw:rotation="3150"/>
    <draw:hatch draw:name="Hatching_20_7" draw:display-name="Hatching 7" draw:style="single" draw:color="#ff3333" draw:distance="0.2cm" draw:rotation="3150"/>
    <draw:hatch draw:name="dodo" draw:style="single" draw:color="#3194ca" draw:distance="0.2cm" draw:rotation="450"/>
    <draw:hatch draw:name="dodo2" draw:style="single" draw:color="#3194ca" draw:distance="0.2cm" draw:rotation="315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D51480EAAAAC425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dodo2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_20_concave" draw:marker-end-width="0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6-03-28T18:34:43.523036383</dc:date>
    <meta:editing-duration>PT13H29M9S</meta:editing-duration>
    <meta:editing-cycles>49</meta:editing-cycles>
    <meta:generator>LibreOffice/5.1.1.3$Linux_X86_64 LibreOffice_project/10m0$Build-3</meta:generator>
    <meta:document-statistic meta:object-count="580"/>
  </office:meta>
</office:document-meta>
</file>